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öhne Mono" svg:font-family="'Söhne Mono', Monaco, 'Andale Mono', 'Ubuntu Mono', monospace"/>
  </office:font-face-decls>
  <office:automatic-styles>
    <style:style style:name="P1" style:family="paragraph" style:parent-style-name="Heading_20_2">
      <style:paragraph-properties fo:padding="0.0193in" fo:border="0.06pt solid #d9d9e3"/>
    </style:style>
    <style:style style:name="P2" style:family="paragraph" style:parent-style-name="Preformatted_20_Text">
      <style:paragraph-properties fo:margin-top="0in" fo:margin-bottom="0.1965in" style:contextual-spacing="false" fo:padding="0.0193in" fo:border="0.06pt solid #d9d9e3"/>
    </style:style>
    <style:style style:name="P3" style:family="paragraph" style:parent-style-name="Preformatted_20_Text">
      <style:paragraph-properties fo:padding="0.0193in" fo:border="0.06pt solid #d9d9e3"/>
    </style:style>
    <style:style style:name="P4" style:family="paragraph" style:parent-style-name="Preformatted_20_Text">
      <style:paragraph-properties fo:padding="0.0193in" fo:border="0.06pt solid #d9d9e3"/>
      <style:text-properties loext:padding="0.0193in" loext:border="0.06pt solid #d9d9e3"/>
    </style:style>
    <style:style style:name="P5" style:family="paragraph" style:parent-style-name="Standard">
      <style:text-properties officeooo:rsid="001c29c4" officeooo:paragraph-rsid="001c29c4"/>
    </style:style>
    <style:style style:name="P6" style:family="paragraph" style:parent-style-name="Text_20_body">
      <style:text-properties loext:padding="0.0193in" loext:border="0.06pt solid #d9d9e3"/>
    </style:style>
    <style:style style:name="P7" style:family="paragraph" style:parent-style-name="Text_20_body">
      <style:paragraph-properties fo:padding="0.0193in" fo:border="0.06pt solid #d9d9e3"/>
      <style:text-properties loext:padding="0.0193in" loext:border="0.06pt solid #d9d9e3"/>
    </style:style>
    <style:style style:name="P8" style:family="paragraph" style:parent-style-name="Text_20_body" style:list-style-name="L2">
      <style:paragraph-properties fo:padding="0.0193in" fo:border="0.06pt solid #d9d9e3"/>
      <style:text-properties loext:padding="0.0193in" loext:border="0.06pt solid #d9d9e3"/>
    </style:style>
    <style:style style:name="P9" style:family="paragraph" style:parent-style-name="Text_20_body" style:list-style-name="L1">
      <style:paragraph-properties fo:margin-top="0in" fo:margin-bottom="0in" style:contextual-spacing="false" fo:padding="0.0193in" fo:border="0.06pt solid #d9d9e3"/>
    </style:style>
    <style:style style:name="P10" style:family="paragraph" style:parent-style-name="Text_20_body" style:list-style-name="L1">
      <style:paragraph-properties fo:padding="0.0193in" fo:border="0.06pt solid #d9d9e3"/>
    </style:style>
    <style:style style:name="P11" style:family="paragraph" style:parent-style-name="Text_20_body">
      <style:paragraph-properties fo:padding="0.0193in" fo:border="0.06pt solid #d9d9e3"/>
    </style:style>
    <style:style style:name="P12" style:family="paragraph" style:parent-style-name="Text_20_body" style:list-style-name="L3">
      <style:paragraph-properties fo:margin-top="0in" fo:margin-bottom="0in" style:contextual-spacing="false" fo:padding="0.0193in" fo:border="0.06pt solid #d9d9e3"/>
    </style:style>
    <style:style style:name="P13" style:family="paragraph" style:parent-style-name="Text_20_body" style:list-style-name="L3">
      <style:paragraph-properties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mport sys</text:p>
      <text:p text:style-name="Standard"/>
      <text:p text:style-name="Standard"># ANSI escape codes for rainbow colors</text:p>
      <text:p text:style-name="Standard">RAINBOW_COLORS = [</text:p>
      <text:p text:style-name="Standard"><text:s text:c="4"/>'\033[31m', <text:s/># Red</text:p>
      <text:p text:style-name="Standard"><text:s text:c="4"/>'\033[33m', <text:s/># Yellow</text:p>
      <text:p text:style-name="Standard"><text:s text:c="4"/>'\033[32m', <text:s/># Green</text:p>
      <text:p text:style-name="Standard"><text:s text:c="4"/>'\033[34m', <text:s/># Blue</text:p>
      <text:p text:style-name="Standard"><text:s text:c="4"/>'\033[35m', <text:s/># Magenta</text:p>
      <text:p text:style-name="Standard"><text:s text:c="4"/>'\033[36m', <text:s/># Cyan</text:p>
      <text:p text:style-name="Standard">]</text:p>
      <text:p text:style-name="Standard"/>
      <text:p text:style-name="Standard">def print_rainbow_text(text):</text:p>
      <text:p text:style-name="Standard"><text:s text:c="4"/>for i, char in enumerate(text):</text:p>
      <text:p text:style-name="Standard"><text:s text:c="8"/>color = RAINBOW_COLORS[i % len(RAINBOW_COLORS)]</text:p>
      <text:p text:style-name="Standard"><text:s text:c="8"/>sys.stdout.write(color + char)</text:p>
      <text:p text:style-name="Standard"><text:s text:c="4"/>sys.stdout.write('\033[0m') <text:s/># Reset color to default</text:p>
      <text:p text:style-name="Standard"/>
      <text:p text:style-name="Standard"># Quiz questions and answers</text:p>
      <text:p text:style-name="Standard">questions = [</text:p>
      <text:p text:style-name="Standard"><text:s text:c="4"/>"What is the capital of France?",</text:p>
      <text:p text:style-name="Standard"><text:s text:c="4"/>"What is the largest planet in our solar system?",</text:p>
      <text:p text:style-name="Standard"><text:s text:c="4"/>"What year was Python programming language first released?",</text:p>
      <text:p text:style-name="Standard">]</text:p>
      <text:p text:style-name="Standard">answers = [</text:p>
      <text:p text:style-name="Standard"><text:s text:c="4"/>"Paris",</text:p>
      <text:p text:style-name="Standard"><text:s text:c="4"/>"Jupiter",</text:p>
      <text:p text:style-name="Standard"><text:s text:c="4"/>"1991",</text:p>
      <text:p text:style-name="Standard">]</text:p>
      <text:p text:style-name="Standard"/>
      <text:p text:style-name="Standard"># Display and process quiz</text:p>
      <text:p text:style-name="Standard">for i in range(len(questions)):</text:p>
      <text:p text:style-name="Standard"><text:s text:c="4"/>question = questions[i]</text:p>
      <text:p text:style-name="Standard"><text:s text:c="4"/>answer = answers[i]</text:p>
      <text:p text:style-name="Standard"/>
      <text:p text:style-name="Standard"><text:s text:c="4"/>print_rainbow_text(f"Question {i + 1}: {question}")</text:p>
      <text:p text:style-name="Standard"><text:s text:c="4"/>user_answer = input("\nYour answer: ")</text:p>
      <text:p text:style-name="Standard"/>
      <text:p text:style-name="Standard"><text:s text:c="4"/>if user_answer.lower() == answer.lower():</text:p>
      <text:p text:style-name="Standard"><text:s text:c="8"/>print("\033[32mCorrect!\033[0m")</text:p>
      <text:p text:style-name="Standard"><text:s text:c="4"/>else:</text:p>
      <text:p text:style-name="Standard"><text:s text:c="8"/>print("\033[31mIncorrect!\033[0m The correct answer is:", answer)</text:p>
      <text:p text:style-name="Standard"/>
      <text:p text:style-name="Standard"><text:s text:c="4"/>print() <text:s/># Add a new line for the next question</text:p>
      <text:p text:style-name="Standard"/>
      <text:p text:style-name="Standard">print("Quiz completed!")</text:p>
      <text:p text:style-name="Standard">When you run this code in a Linux terminal, it will display the quiz questions with rainbow-colored text. Feel free to modify the questions and answers to fit your specific quiz content.</text:p>
      <text:p text:style-name="Standard"/>
      <text:p text:style-name="Standard"><text:soft-page-break/></text:p>
      <text:p text:style-name="Standard"/>
      <text:p text:style-name="Standard"/>
      <text:p text:style-name="Standard"/>
      <text:p text:style-name="Standard">Regenerate respon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mport csv</text:p>
      <text:p text:style-name="Standard">import sys</text:p>
      <text:p text:style-name="Standard"/>
      <text:p text:style-name="Standard"># ANSI escape codes for rainbow colors</text:p>
      <text:p text:style-name="Standard">RAINBOW_COLORS = [</text:p>
      <text:p text:style-name="Standard"><text:s text:c="4"/>'\033[31m', <text:s/># Red</text:p>
      <text:p text:style-name="Standard"><text:s text:c="4"/>'\033[33m', <text:s/># Yellow</text:p>
      <text:p text:style-name="Standard"><text:s text:c="4"/>'\033[32m', <text:s/># Green</text:p>
      <text:p text:style-name="Standard"><text:s text:c="4"/>'\033[34m', <text:s/># Blue</text:p>
      <text:p text:style-name="Standard"><text:s text:c="4"/>'\033[35m', <text:s/># Magenta</text:p>
      <text:p text:style-name="Standard"><text:s text:c="4"/>'\033[36m', <text:s/># Cyan</text:p>
      <text:p text:style-name="Standard">]</text:p>
      <text:p text:style-name="Standard"/>
      <text:p text:style-name="Standard">def print_rainbow_text(text):</text:p>
      <text:p text:style-name="Standard"><text:s text:c="4"/>for i, char in enumerate(text):</text:p>
      <text:p text:style-name="Standard"><text:s text:c="8"/>color = RAINBOW_COLORS[i % len(RAINBOW_COLORS)]</text:p>
      <text:p text:style-name="Standard"><text:s text:c="8"/>sys.stdout.write(color + char)</text:p>
      <text:p text:style-name="Standard"><text:s text:c="4"/>sys.stdout.write('\033[0m') <text:s/># Reset color to default</text:p>
      <text:p text:style-name="Standard"/>
      <text:p text:style-name="Standard"># Read quiz questions from CSV file</text:p>
      <text:p text:style-name="Standard">questions = []</text:p>
      <text:p text:style-name="Standard">answers = []</text:p>
      <text:p text:style-name="Standard"/>
      <text:p text:style-name="Standard">with open('quiz_questions.csv', 'r') as file:</text:p>
      <text:p text:style-name="Standard"><text:s text:c="4"/>reader = csv.DictReader(file)</text:p>
      <text:p text:style-name="Standard"><text:s text:c="4"/>for row in reader:</text:p>
      <text:p text:style-name="Standard"><text:s text:c="8"/>questions.append(row['Question'])</text:p>
      <text:p text:style-name="Standard"><text:s text:c="8"/>answers.append(row['Answer'])</text:p>
      <text:p text:style-name="Standard"/>
      <text:p text:style-name="Standard"># Display and process quiz</text:p>
      <text:p text:style-name="Standard">for i in range(len(questions)):</text:p>
      <text:p text:style-name="Standard"><text:s text:c="4"/>question = questions[i]</text:p>
      <text:p text:style-name="Standard"><text:s text:c="4"/>answer = answers[i]</text:p>
      <text:p text:style-name="Standard"/>
      <text:p text:style-name="Standard"><text:s text:c="4"/>print_rainbow_text(f"Question {i + 1}: {question}")</text:p>
      <text:p text:style-name="Standard"><text:soft-page-break/><text:s text:c="4"/>user_answer = input("\nYour answer: ")</text:p>
      <text:p text:style-name="Standard"/>
      <text:p text:style-name="Standard"><text:s text:c="4"/>if user_answer.lower() == answer.lower():</text:p>
      <text:p text:style-name="Standard"><text:s text:c="8"/>print("\033[32mCorrect!\033[0m")</text:p>
      <text:p text:style-name="Standard"><text:s text:c="4"/>else:</text:p>
      <text:p text:style-name="Standard"><text:s text:c="8"/>print("\033[31mIncorrect!\033[0m The correct answer is:", answer)</text:p>
      <text:p text:style-name="Standard"/>
      <text:p text:style-name="Standard"><text:s text:c="4"/>print() <text:s/># Add a new line for the next question</text:p>
      <text:p text:style-name="Standard"/>
      <text:p text:style-name="Standard">print("Quiz complet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adventure game</text:p>
      <text:p text:style-name="P5"/>
      <text:p text:style-name="P5">class Character:</text:p>
      <text:p text:style-name="P5"><text:s text:c="4"/>def __init__(self, name, species, color):</text:p>
      <text:p text:style-name="P5"><text:s text:c="8"/>self.name = name</text:p>
      <text:p text:style-name="P5"><text:s text:c="8"/>self.species = species</text:p>
      <text:p text:style-name="P5"><text:s text:c="8"/>self.color = color</text:p>
      <text:p text:style-name="P5"/>
      <text:p text:style-name="P5"><text:s text:c="4"/>def introduce(self):</text:p>
      <text:p text:style-name="P5"><text:s text:c="8"/>print(f"Hello, I am {self.name}, a {self.species}. Nice to meet you!")</text:p>
      <text:p text:style-name="P5"/>
      <text:p text:style-name="P5"><text:s text:c="4"/>def change_color(self, new_color):</text:p>
      <text:p text:style-name="P5"><text:s text:c="8"/>self.color = new_color</text:p>
      <text:p text:style-name="P5"><text:s text:c="8"/>print(f"{self.name}'s color has been changed to {self.color}.")</text:p>
      <text:p text:style-name="P5"/>
      <text:p text:style-name="P5"/>
      <text:p text:style-name="P5"># Create characters</text:p>
      <text:p text:style-name="P5">character1 = Character("Bob", "Human", "Blue")</text:p>
      <text:p text:style-name="P5">character2 = Character("Alice", "Elf", "Green")</text:p>
      <text:p text:style-name="P5"/>
      <text:p text:style-name="P5"># Introduce characters</text:p>
      <text:p text:style-name="P5">character1.introduce()</text:p>
      <text:p text:style-name="P5">character2.introduce()</text:p>
      <text:p text:style-name="P5"/>
      <text:p text:style-name="P5"># Customize characters</text:p>
      <text:p text:style-name="P5">character1.change_color("Red")</text:p>
      <text:p text:style-name="P5">character2.change_color("Purple")</text:p>
      <text:p text:style-name="Standard"/>
      <text:p text:style-name="Standard">class Character:</text:p>
      <text:p text:style-name="Standard"><text:s text:c="4"/>def __init__(self, name, species, body_type, sexual_orientation):</text:p>
      <text:p text:style-name="Standard"><text:s text:c="8"/>self.name = name</text:p>
      <text:p text:style-name="Standard"><text:s text:c="8"/>self.species = species</text:p>
      <text:p text:style-name="Standard"><text:s text:c="8"/>self.body_type = body_type</text:p>
      <text:p text:style-name="Standard"><text:s text:c="8"/>self.sexual_orientation = sexual_orientation</text:p>
      <text:p text:style-name="Standard"/>
      <text:p text:style-name="Standard"><text:s text:c="4"/>def introduce(self):</text:p>
      <text:p text:style-name="Standard"><text:s text:c="8"/>print(f"Hello, I am {self.name}, a {self.species}.")</text:p>
      <text:p text:style-name="Standard"><text:s text:c="8"/>print(f"I have a {self.body_type} body type and identify as {self.sexual_orientation}.")</text:p>
      <text:p text:style-name="Standard"/>
      <text:p text:style-name="Standard"><text:s text:c="4"/>def customize_body_type(self, new_body_type):</text:p>
      <text:p text:style-name="Standard"><text:s text:c="8"/>self.body_type = new_body_type</text:p>
      <text:p text:style-name="Standard"><text:s text:c="8"/>print(f"{self.name}'s body type has been changed to {self.body_type}.")</text:p>
      <text:p text:style-name="Standard"/>
      <text:p text:style-name="Standard"><text:s text:c="4"/>def customize_sexual_orientation(self, new_sexual_orientation):</text:p>
      <text:p text:style-name="Standard"><text:s text:c="8"/>self.sexual_orientation = new_sexual_orientation</text:p>
      <text:p text:style-name="Standard"><text:s text:c="8"/>print(f"{self.name}'s sexual orientation has been changed to {self.sexual_orientation}.")</text:p>
      <text:p text:style-name="Standard"/>
      <text:p text:style-name="Standard"/>
      <text:p text:style-name="Standard"># Create characters</text:p>
      <text:p text:style-name="Standard"><text:soft-page-break/>character1 = Character("Bob", "Human", "Athletic", "Heterosexual")</text:p>
      <text:p text:style-name="Standard">character2 = Character("Alice", "Elf", "Slim", "Bisexual")</text:p>
      <text:p text:style-name="Standard"/>
      <text:p text:style-name="Standard"># Introduce characters</text:p>
      <text:p text:style-name="Standard">character1.introduce()</text:p>
      <text:p text:style-name="Standard">character2.introduce()</text:p>
      <text:p text:style-name="Standard"/>
      <text:p text:style-name="Standard"># Customize characters</text:p>
      <text:p text:style-name="Standard">character1.customize_body_type("Muscular")</text:p>
      <text:p text:style-name="Standard">character2.customize_sexual_orientation("Pansexual")</text:p>
      <text:p text:style-name="Standard"/>
      <text:list xml:id="list2779321011" text:style-name="L1">
        <text:list-item>
          <text:p text:style-name="P9">Athletic</text:p>
        </text:list-item>
        <text:list-item>
          <text:p text:style-name="P9">Slim</text:p>
        </text:list-item>
        <text:list-item>
          <text:p text:style-name="P9">Muscular</text:p>
        </text:list-item>
        <text:list-item>
          <text:p text:style-name="P9">Curvy</text:p>
        </text:list-item>
        <text:list-item>
          <text:p text:style-name="P9">Petite</text:p>
        </text:list-item>
        <text:list-item>
          <text:p text:style-name="P9">Tall</text:p>
        </text:list-item>
        <text:list-item>
          <text:p text:style-name="P9">Heavyset</text:p>
        </text:list-item>
        <text:list-item>
          <text:p text:style-name="P9">Hourglass</text:p>
        </text:list-item>
        <text:list-item>
          <text:p text:style-name="P9">Thin</text:p>
        </text:list-item>
        <text:list-item>
          <text:p text:style-name="P10">Fit</text:p>
        </text:list-item>
      </text:list>
      <text:p text:style-name="Standard"/>
      <text:p text:style-name="Standard"/>
      <text:p text:style-name="Standard"/>
      <text:p text:style-name="Standard">class Character:</text:p>
      <text:p text:style-name="Standard"><text:s text:c="4"/>def __init__(self, name, species, body_type, sexual_orientation, hair_color, eye_color, hair_length, hair_style):</text:p>
      <text:p text:style-name="Standard"><text:s text:c="8"/>self.name = name</text:p>
      <text:p text:style-name="Standard"><text:s text:c="8"/>self.species = species</text:p>
      <text:p text:style-name="Standard"><text:s text:c="8"/>self.body_type = body_type</text:p>
      <text:p text:style-name="Standard"><text:s text:c="8"/>self.sexual_orientation = sexual_orientation</text:p>
      <text:p text:style-name="Standard"><text:s text:c="8"/>self.hair_color = hair_color</text:p>
      <text:p text:style-name="Standard"><text:s text:c="8"/>self.eye_color = eye_color</text:p>
      <text:p text:style-name="Standard"><text:s text:c="8"/>self.hair_length = hair_length</text:p>
      <text:p text:style-name="Standard"><text:s text:c="8"/>self.hair_style = hair_style</text:p>
      <text:p text:style-name="Standard"/>
      <text:p text:style-name="Standard"><text:s text:c="4"/>def introduce(self):</text:p>
      <text:p text:style-name="Standard"><text:s text:c="8"/>print(f"Hello, I am {self.name}, a {self.species}.")</text:p>
      <text:p text:style-name="Standard"><text:s text:c="8"/>print(f"I have a {self.body_type} body type and identify as {self.sexual_orientation}.")</text:p>
      <text:p text:style-name="Standard"><text:s text:c="8"/>print(f"My hair color is {self.hair_color} and my eye color is {self.eye_color}.")</text:p>
      <text:p text:style-name="Standard"><text:s text:c="8"/>print(f"I have {self.hair_length} hair and my hair style is {self.hair_style}.")</text:p>
      <text:p text:style-name="Standard"/>
      <text:p text:style-name="Standard"><text:s text:c="4"/>def customize_hair_color(self, new_hair_color):</text:p>
      <text:p text:style-name="Standard"><text:s text:c="8"/>self.hair_color = new_hair_color</text:p>
      <text:p text:style-name="Standard"><text:s text:c="8"/>print(f"{self.name}'s hair color has been changed to {self.hair_color}.")</text:p>
      <text:p text:style-name="Standard"/>
      <text:p text:style-name="Standard"><text:soft-page-break/><text:s text:c="4"/>def customize_eye_color(self, new_eye_color):</text:p>
      <text:p text:style-name="Standard"><text:s text:c="8"/>self.eye_color = new_eye_color</text:p>
      <text:p text:style-name="Standard"><text:s text:c="8"/>print(f"{self.name}'s eye color has been changed to {self.eye_color}.")</text:p>
      <text:p text:style-name="Standard"/>
      <text:p text:style-name="Standard"><text:s text:c="4"/>def customize_hair_length(self, new_hair_length):</text:p>
      <text:p text:style-name="Standard"><text:s text:c="8"/>self.hair_length = new_hair_length</text:p>
      <text:p text:style-name="Standard"><text:s text:c="8"/>print(f"{self.name}'s hair length has been changed to {self.hair_length}.")</text:p>
      <text:p text:style-name="Standard"/>
      <text:p text:style-name="Standard"><text:s text:c="4"/>def customize_hair_style(self, new_hair_style):</text:p>
      <text:p text:style-name="Standard"><text:s text:c="8"/>self.hair_style = new_hair_style</text:p>
      <text:p text:style-name="Standard"><text:s text:c="8"/>print(f"{self.name}'s hair style has been changed to {self.hair_style}.")</text:p>
      <text:p text:style-name="Standard"/>
      <text:p text:style-name="Standard"/>
      <text:p text:style-name="Standard"># Create characters</text:p>
      <text:p text:style-name="Standard">character1 = Character("Bob", "Human", "Athletic", "Heterosexual", "Brown", "Blue", "Short", "Spiky")</text:p>
      <text:p text:style-name="Standard">character2 = Character("Alice", "Elf", "Slim", "Bisexual", "Blonde", "Green", "Long", "Wavy")</text:p>
      <text:p text:style-name="Standard"/>
      <text:p text:style-name="Standard"># Introduce characters</text:p>
      <text:p text:style-name="Standard">character1.introduce()</text:p>
      <text:p text:style-name="Standard">character2.introduce()</text:p>
      <text:p text:style-name="Standard"/>
      <text:p text:style-name="Standard"># Customize characters</text:p>
      <text:p text:style-name="Standard">character1.customize_hair_color("Black")</text:p>
      <text:p text:style-name="Standard">character2.customize_hair_length("Medium")</text:p>
      <text:p text:style-name="Standard">character1.customize_hair_style("Sleek")</text:p>
      <text:p text:style-name="Standard"/>
      <text:p text:style-name="Standard">class Character:</text:p>
      <text:p text:style-name="Standard"><text:s text:c="4"/>def __init__(self, name, species, body_type, sexual_orientation, hair_color, eye_color, hair_length, hair_style):</text:p>
      <text:p text:style-name="Standard"><text:s text:c="8"/>self.name = name</text:p>
      <text:p text:style-name="Standard"><text:s text:c="8"/>self.species = species</text:p>
      <text:p text:style-name="Standard"><text:s text:c="8"/>self.body_type = body_type</text:p>
      <text:p text:style-name="Standard"><text:s text:c="8"/>self.sexual_orientation = sexual_orientation</text:p>
      <text:p text:style-name="Standard"><text:s text:c="8"/>self.hair_color = hair_color</text:p>
      <text:p text:style-name="Standard"><text:s text:c="8"/>self.eye_color = eye_color</text:p>
      <text:p text:style-name="Standard"><text:s text:c="8"/>self.hair_length = hair_length</text:p>
      <text:p text:style-name="Standard"><text:s text:c="8"/>self.hair_style = hair_style</text:p>
      <text:p text:style-name="Standard"><text:s text:c="8"/>self.underwear = None</text:p>
      <text:p text:style-name="Standard"><text:s text:c="8"/>self.clothing = None</text:p>
      <text:p text:style-name="Standard"/>
      <text:p text:style-name="Standard"><text:s text:c="4"/>def introduce(self):</text:p>
      <text:p text:style-name="Standard"><text:s text:c="8"/>print(f"Hello, I am {self.name}, a {self.species}.")</text:p>
      <text:p text:style-name="Standard"><text:s text:c="8"/>print(f"I have a {self.body_type} body type and identify as {self.sexual_orientation}.")</text:p>
      <text:p text:style-name="Standard"><text:s text:c="8"/>print(f"My hair color is {self.hair_color} and my eye color is {self.eye_color}.")</text:p>
      <text:p text:style-name="Standard"><text:s text:c="8"/>print(f"I have {self.hair_length} hair and my hair style is {self.hair_style}.")</text:p>
      <text:p text:style-name="Standard"><text:s text:c="8"/>if self.underwear:</text:p>
      <text:p text:style-name="Standard"><text:s text:c="12"/>print(f"I am currently wearing {self.underwear} as underwear.")</text:p>
      <text:p text:style-name="Standard"><text:s text:c="8"/>if self.clothing:</text:p>
      <text:p text:style-name="Standard"><text:soft-page-break/><text:s text:c="12"/>print(f"I am currently wearing {self.clothing} as clothing.")</text:p>
      <text:p text:style-name="Standard"/>
      <text:p text:style-name="Standard"><text:s text:c="4"/>def customize_underwear(self, new_underwear):</text:p>
      <text:p text:style-name="Standard"><text:s text:c="8"/>self.underwear = new_underwear</text:p>
      <text:p text:style-name="Standard"><text:s text:c="8"/>print(f"{self.name} is now wearing {self.underwear} as underwear.")</text:p>
      <text:p text:style-name="Standard"/>
      <text:p text:style-name="Standard"><text:s text:c="4"/>def customize_clothing(self, new_clothing):</text:p>
      <text:p text:style-name="Standard"><text:s text:c="8"/>self.clothing = new_clothing</text:p>
      <text:p text:style-name="Standard"><text:s text:c="8"/>print(f"{self.name} is now wearing {self.clothing} as clothing.")</text:p>
      <text:p text:style-name="Standard"/>
      <text:p text:style-name="Standard"/>
      <text:p text:style-name="Standard"># Create characters</text:p>
      <text:p text:style-name="Standard">character1 = Character("Bob", "Human", "Athletic", "Heterosexual", "Brown", "Blue", "Short", "Spiky")</text:p>
      <text:p text:style-name="Standard">character2 = Character("Alice", "Elf", "Slim", "Bisexual", "Blonde", "Green", "Long", "Wavy")</text:p>
      <text:p text:style-name="Standard"/>
      <text:p text:style-name="Standard"># Introduce characters</text:p>
      <text:p text:style-name="Standard">character1.introduce()</text:p>
      <text:p text:style-name="Standard">character2.introduce()</text:p>
      <text:p text:style-name="Standard"/>
      <text:p text:style-name="Standard"># Customize characters</text:p>
      <text:p text:style-name="Standard">character1.customize_underwear("Boxer briefs")</text:p>
      <text:p text:style-name="Standard">character2.customize_clothing("Dress")</text:p>
      <text:p text:style-name="Standard"/>
      <text:p text:style-name="Standard">class Character:</text:p>
      <text:p text:style-name="Standard"><text:s text:c="4"/>def __init__(self, name, species, body_type, sexual_orientation, hair_color, eye_color, hair_length, hair_style):</text:p>
      <text:p text:style-name="Standard"><text:s text:c="8"/>self.name = name</text:p>
      <text:p text:style-name="Standard"><text:s text:c="8"/>self.species = species</text:p>
      <text:p text:style-name="Standard"><text:s text:c="8"/>self.body_type = body_type</text:p>
      <text:p text:style-name="Standard"><text:s text:c="8"/>self.sexual_orientation = sexual_orientation</text:p>
      <text:p text:style-name="Standard"><text:s text:c="8"/>self.hair_color = hair_color</text:p>
      <text:p text:style-name="Standard"><text:s text:c="8"/>self.eye_color = eye_color</text:p>
      <text:p text:style-name="Standard"><text:s text:c="8"/>self.hair_length = hair_length</text:p>
      <text:p text:style-name="Standard"><text:s text:c="8"/>self.hair_style = hair_style</text:p>
      <text:p text:style-name="Standard"><text:s text:c="8"/>self.underwear = None</text:p>
      <text:p text:style-name="Standard"><text:s text:c="8"/>self.clothing = None</text:p>
      <text:p text:style-name="Standard"><text:s text:c="8"/>self.is_naked = False</text:p>
      <text:p text:style-name="Standard"/>
      <text:p text:style-name="Standard"><text:s text:c="4"/>def introduce(self):</text:p>
      <text:p text:style-name="Standard"><text:s text:c="8"/>print(f"Hello, I am {self.name}, a {self.species}.")</text:p>
      <text:p text:style-name="Standard"><text:s text:c="8"/>print(f"I have a {self.body_type} body type and identify as {self.sexual_orientation}.")</text:p>
      <text:p text:style-name="Standard"><text:s text:c="8"/>print(f"My hair color is {self.hair_color} and my eye color is {self.eye_color}.")</text:p>
      <text:p text:style-name="Standard"><text:s text:c="8"/>print(f"I have {self.hair_length} hair and my hair style is {self.hair_style}.")</text:p>
      <text:p text:style-name="Standard"><text:s text:c="8"/>if self.is_naked:</text:p>
      <text:p text:style-name="Standard"><text:s text:c="12"/>print("I am currently naked.")</text:p>
      <text:p text:style-name="Standard"><text:s text:c="8"/>elif self.underwear:</text:p>
      <text:p text:style-name="Standard"><text:s text:c="12"/>print(f"I am currently wearing {self.underwear} as underwear.")</text:p>
      <text:p text:style-name="Standard"><text:s text:c="8"/>if self.clothing:</text:p>
      <text:p text:style-name="Standard"><text:soft-page-break/><text:s text:c="12"/>print(f"I am currently wearing {self.clothing} as clothing.")</text:p>
      <text:p text:style-name="Standard"/>
      <text:p text:style-name="Standard"><text:s text:c="4"/>def customize_underwear(self, new_underwear):</text:p>
      <text:p text:style-name="Standard"><text:s text:c="8"/>self.underwear = new_underwear</text:p>
      <text:p text:style-name="Standard"><text:s text:c="8"/>print(f"{self.name} is now wearing {self.underwear} as underwear.")</text:p>
      <text:p text:style-name="Standard"><text:s text:c="8"/>self.is_naked = False</text:p>
      <text:p text:style-name="Standard"/>
      <text:p text:style-name="Standard"><text:s text:c="4"/>def customize_clothing(self, new_clothing):</text:p>
      <text:p text:style-name="Standard"><text:s text:c="8"/>self.clothing = new_clothing</text:p>
      <text:p text:style-name="Standard"><text:s text:c="8"/>print(f"{self.name} is now wearing {self.clothing} as clothing.")</text:p>
      <text:p text:style-name="Standard"><text:s text:c="8"/>self.is_naked = False</text:p>
      <text:p text:style-name="Standard"/>
      <text:p text:style-name="Standard"><text:s text:c="4"/>def go_naked(self):</text:p>
      <text:p text:style-name="Standard"><text:s text:c="8"/>self.underwear = None</text:p>
      <text:p text:style-name="Standard"><text:s text:c="8"/>self.clothing = None</text:p>
      <text:p text:style-name="Standard"><text:s text:c="8"/>self.is_naked = True</text:p>
      <text:p text:style-name="Standard"><text:s text:c="8"/>print(f"{self.name} is now naked.")</text:p>
      <text:p text:style-name="Standard"/>
      <text:p text:style-name="Standard"/>
      <text:p text:style-name="Standard"># Create characters</text:p>
      <text:p text:style-name="Standard">character1 = Character("Bob", "Human", "Athletic", "Heterosexual", "Brown", "Blue", "Short", "Spiky")</text:p>
      <text:p text:style-name="Standard">character2 = Character("Alice", "Elf", "Slim", "Bisexual", "Blonde", "Green", "Long", "Wavy")</text:p>
      <text:p text:style-name="Standard"/>
      <text:p text:style-name="Standard"># Introduce characters</text:p>
      <text:p text:style-name="Standard">character1.introduce()</text:p>
      <text:p text:style-name="Standard">character2.introduce()</text:p>
      <text:p text:style-name="Standard"/>
      <text:p text:style-name="Standard"># Customize characters</text:p>
      <text:p text:style-name="Standard">character1.customize_underwear("Boxer briefs")</text:p>
      <text:p text:style-name="Standard">character2.customize_clothing("Dress")</text:p>
      <text:p text:style-name="Standard"/>
      <text:p text:style-name="Standard"># Make character1 go naked</text:p>
      <text:p text:style-name="Standard">character1.go_naked()</text:p>
      <text:p text:style-name="Standard"/>
      <text:p text:style-name="Standard"># Introduce characters again</text:p>
      <text:p text:style-name="Standard">character1.introduce()</text:p>
      <text:p text:style-name="Standard">character2.introduce()</text:p>
      <text:p text:style-name="Standard"/>
      <text:p text:style-name="Standard"/>
      <text:p text:style-name="Standard">class Spellcaster:</text:p>
      <text:p text:style-name="Standard"><text:s text:c="4"/>def __init__(self, name, max_mana):</text:p>
      <text:p text:style-name="Standard"><text:s text:c="8"/>self.name = name</text:p>
      <text:p text:style-name="Standard"><text:s text:c="8"/>self.max_mana = max_mana</text:p>
      <text:p text:style-name="Standard"><text:s text:c="8"/>self.current_mana = max_mana</text:p>
      <text:p text:style-name="Standard"/>
      <text:p text:style-name="Standard"><text:s text:c="4"/>def cast_spell(self, spell):</text:p>
      <text:p text:style-name="Standard"><text:s text:c="8"/>if self.current_mana &gt;= spell.mana_cost:</text:p>
      <text:p text:style-name="Standard"><text:s text:c="12"/>print(f"{self.name} casts {spell.name}!")</text:p>
      <text:p text:style-name="Standard"><text:soft-page-break/><text:s text:c="12"/>self.current_mana -= spell.mana_cost</text:p>
      <text:p text:style-name="Standard"><text:s text:c="12"/>spell.cast()</text:p>
      <text:p text:style-name="Standard"><text:s text:c="8"/>else:</text:p>
      <text:p text:style-name="Standard"><text:s text:c="12"/>print(f"{self.name} does not have enough mana to cast {spell.name}.")</text:p>
      <text:p text:style-name="Standard"/>
      <text:p text:style-name="Standard"><text:s text:c="4"/>def restore_mana(self):</text:p>
      <text:p text:style-name="Standard"><text:s text:c="8"/>self.current_mana = self.max_mana</text:p>
      <text:p text:style-name="Standard"/>
      <text:p text:style-name="Standard"/>
      <text:p text:style-name="Standard">class Spell:</text:p>
      <text:p text:style-name="Standard"><text:s text:c="4"/>def __init__(self, name, mana_cost):</text:p>
      <text:p text:style-name="Standard"><text:s text:c="8"/>self.name = name</text:p>
      <text:p text:style-name="Standard"><text:s text:c="8"/>self.mana_cost = mana_cost</text:p>
      <text:p text:style-name="Standard"/>
      <text:p text:style-name="Standard"><text:s text:c="4"/>def cast(self):</text:p>
      <text:p text:style-name="Standard"><text:s text:c="8"/>pass</text:p>
      <text:p text:style-name="Standard"/>
      <text:p text:style-name="Standard"/>
      <text:p text:style-name="Standard">class Fireball(Spell):</text:p>
      <text:p text:style-name="Standard"><text:s text:c="4"/>def __init__(self):</text:p>
      <text:p text:style-name="Standard"><text:s text:c="8"/>super().__init__("Fireball", 20)</text:p>
      <text:p text:style-name="Standard"/>
      <text:p text:style-name="Standard"><text:s text:c="4"/>def cast(self):</text:p>
      <text:p text:style-name="Standard"><text:s text:c="8"/>print("A fiery ball streaks through the air, engulfing the target in flames!")</text:p>
      <text:p text:style-name="Standard"/>
      <text:p text:style-name="Standard"/>
      <text:p text:style-name="Standard">class FrostNova(Spell):</text:p>
      <text:p text:style-name="Standard"><text:s text:c="4"/>def __init__(self):</text:p>
      <text:p text:style-name="Standard"><text:s text:c="8"/>super().__init__("Frost Nova", 30)</text:p>
      <text:p text:style-name="Standard"/>
      <text:p text:style-name="Standard"><text:s text:c="4"/>def cast(self):</text:p>
      <text:p text:style-name="Standard"><text:s text:c="8"/>print("A freezing wave expands, freezing nearby enemies in place!")</text:p>
      <text:p text:style-name="Standard"/>
      <text:p text:style-name="Standard"/>
      <text:p text:style-name="Standard"># Create a spellcaster</text:p>
      <text:p text:style-name="Standard">spellcaster = Spellcaster("Elena", 100)</text:p>
      <text:p text:style-name="Standard"/>
      <text:p text:style-name="Standard"># Create spells</text:p>
      <text:p text:style-name="Standard">fireball_spell = Fireball()</text:p>
      <text:p text:style-name="Standard">frost_nova_spell = FrostNova()</text:p>
      <text:p text:style-name="Standard"/>
      <text:p text:style-name="Standard"># Use the magic system</text:p>
      <text:p text:style-name="Standard">spellcaster.cast_spell(fireball_spell) <text:s/># Elena casts Fireball!</text:p>
      <text:p text:style-name="Standard">spellcaster.cast_spell(frost_nova_spell) <text:s/># Elena casts Frost Nova!</text:p>
      <text:p text:style-name="Standard">spellcaster.cast_spell(fireball_spell) <text:s/># Elena casts Fireball!</text:p>
      <text:p text:style-name="Standard">spellcaster.cast_spell(frost_nova_spell) <text:s/># Elena does not have enough mana to cast Frost Nova.</text:p>
      <text:p text:style-name="Standard"/>
      <text:p text:style-name="Standard"/>
      <text:p text:style-name="Standard"/>
      <text:p text:style-name="Standard"><text:soft-page-break/></text:p>
      <text:p text:style-name="Standard">class Character:</text:p>
      <text:p text:style-name="Standard"><text:s text:c="4"/>def __init__(self, name, max_health, max_mana):</text:p>
      <text:p text:style-name="Standard"><text:s text:c="8"/>self.name = name</text:p>
      <text:p text:style-name="Standard"><text:s text:c="8"/>self.max_health = max_health</text:p>
      <text:p text:style-name="Standard"><text:s text:c="8"/>self.current_health = max_health</text:p>
      <text:p text:style-name="Standard"><text:s text:c="8"/>self.max_mana = max_mana</text:p>
      <text:p text:style-name="Standard"><text:s text:c="8"/>self.current_mana = max_mana</text:p>
      <text:p text:style-name="Standard"><text:s text:c="8"/>self.weapon = None</text:p>
      <text:p text:style-name="Standard"><text:s text:c="8"/>self.special_items = []</text:p>
      <text:p text:style-name="Standard"/>
      <text:p text:style-name="Standard"><text:s text:c="4"/>def equip_weapon(self, weapon):</text:p>
      <text:p text:style-name="Standard"><text:s text:c="8"/>self.weapon = weapon</text:p>
      <text:p text:style-name="Standard"><text:s text:c="8"/>print(f"{self.name} equips {weapon.name}.")</text:p>
      <text:p text:style-name="Standard"/>
      <text:p text:style-name="Standard"><text:s text:c="4"/>def use_special_item(self, item):</text:p>
      <text:p text:style-name="Standard"><text:s text:c="8"/>if item in self.special_items:</text:p>
      <text:p text:style-name="Standard"><text:s text:c="12"/>item.use(self)</text:p>
      <text:p text:style-name="Standard"><text:s text:c="12"/>self.special_items.remove(item)</text:p>
      <text:p text:style-name="Standard"><text:s text:c="8"/>else:</text:p>
      <text:p text:style-name="Standard"><text:s text:c="12"/>print(f"{self.name} does not possess {item.name}.")</text:p>
      <text:p text:style-name="Standard"/>
      <text:p text:style-name="Standard"><text:s text:c="4"/>def take_damage(self, damage):</text:p>
      <text:p text:style-name="Standard"><text:s text:c="8"/>self.current_health -= damage</text:p>
      <text:p text:style-name="Standard"><text:s text:c="8"/>print(f"{self.name} takes {damage} damage.")</text:p>
      <text:p text:style-name="Standard"><text:s text:c="8"/>if self.current_health &lt;= 0:</text:p>
      <text:p text:style-name="Standard"><text:s text:c="12"/>self.current_health = 0</text:p>
      <text:p text:style-name="Standard"><text:s text:c="12"/>print(f"{self.name} has been defeated!")</text:p>
      <text:p text:style-name="Standard"/>
      <text:p text:style-name="Standard"><text:s text:c="4"/>def restore_health(self, amount):</text:p>
      <text:p text:style-name="Standard"><text:s text:c="8"/>self.current_health += amount</text:p>
      <text:p text:style-name="Standard"><text:s text:c="8"/>if self.current_health &gt; self.max_health:</text:p>
      <text:p text:style-name="Standard"><text:s text:c="12"/>self.current_health = self.max_health</text:p>
      <text:p text:style-name="Standard"><text:s text:c="8"/>print(f"{self.name} restores {amount} health.")</text:p>
      <text:p text:style-name="Standard"/>
      <text:p text:style-name="Standard"><text:s text:c="4"/>def restore_mana(self, amount):</text:p>
      <text:p text:style-name="Standard"><text:s text:c="8"/>self.current_mana += amount</text:p>
      <text:p text:style-name="Standard"><text:s text:c="8"/>if self.current_mana &gt; self.max_mana:</text:p>
      <text:p text:style-name="Standard"><text:s text:c="12"/>self.current_mana = self.max_mana</text:p>
      <text:p text:style-name="Standard"><text:s text:c="8"/>print(f"{self.name} restores {amount} mana.")</text:p>
      <text:p text:style-name="Standard"/>
      <text:p text:style-name="Standard"/>
      <text:p text:style-name="Standard">class Weapon:</text:p>
      <text:p text:style-name="Standard"><text:s text:c="4"/>def __init__(self, name, damage):</text:p>
      <text:p text:style-name="Standard"><text:s text:c="8"/>self.name = name</text:p>
      <text:p text:style-name="Standard"><text:s text:c="8"/>self.damage = damage</text:p>
      <text:p text:style-name="Standard"/>
      <text:p text:style-name="Standard"><text:s text:c="4"/>def attack(self, target):</text:p>
      <text:p text:style-name="Standard"><text:s text:c="8"/>print(f"{target.name} is hit by {self.name} for {self.damage} damage!")</text:p>
      <text:p text:style-name="Standard"><text:soft-page-break/><text:s text:c="8"/>target.take_damage(self.damage)</text:p>
      <text:p text:style-name="Standard"/>
      <text:p text:style-name="Standard"/>
      <text:p text:style-name="Standard">class SpecialItem:</text:p>
      <text:p text:style-name="Standard"><text:s text:c="4"/>def __init__(self, name):</text:p>
      <text:p text:style-name="Standard"><text:s text:c="8"/>self.name = name</text:p>
      <text:p text:style-name="Standard"/>
      <text:p text:style-name="Standard"><text:s text:c="4"/>def use(self, character):</text:p>
      <text:p text:style-name="Standard"><text:s text:c="8"/>pass</text:p>
      <text:p text:style-name="Standard"/>
      <text:p text:style-name="Standard"/>
      <text:p text:style-name="Standard">class HealthPotion(SpecialItem):</text:p>
      <text:p text:style-name="Standard"><text:s text:c="4"/>def __init__(self):</text:p>
      <text:p text:style-name="Standard"><text:s text:c="8"/>super().__init__("Health Potion")</text:p>
      <text:p text:style-name="Standard"/>
      <text:p text:style-name="Standard"><text:s text:c="4"/>def use(self, character):</text:p>
      <text:p text:style-name="Standard"><text:s text:c="8"/>character.restore_health(50)</text:p>
      <text:p text:style-name="Standard"/>
      <text:p text:style-name="Standard"/>
      <text:p text:style-name="Standard">class ManaPotion(SpecialItem):</text:p>
      <text:p text:style-name="Standard"><text:s text:c="4"/>def __init__(self):</text:p>
      <text:p text:style-name="Standard"><text:s text:c="8"/>super().__init__("Mana Potion")</text:p>
      <text:p text:style-name="Standard"/>
      <text:p text:style-name="Standard"><text:s text:c="4"/>def use(self, character):</text:p>
      <text:p text:style-name="Standard"><text:s text:c="8"/>character.restore_mana(30)</text:p>
      <text:p text:style-name="Standard"/>
      <text:p text:style-name="Standard"/>
      <text:p text:style-name="Standard"># Create a character</text:p>
      <text:p text:style-name="Standard">character = Character("Elena", max_health=100, max_mana=100)</text:p>
      <text:p text:style-name="Standard"/>
      <text:p text:style-name="Standard"># Create a weapon</text:p>
      <text:p text:style-name="Standard">sword = Weapon("Sword", damage=30)</text:p>
      <text:p text:style-name="Standard"/>
      <text:p text:style-name="Standard"># Create special items</text:p>
      <text:p text:style-name="Standard">health_potion = HealthPotion()</text:p>
      <text:p text:style-name="Standard">mana_potion = ManaPotion()</text:p>
      <text:p text:style-name="Standard"/>
      <text:p text:style-name="Standard"># Equip the weapon</text:p>
      <text:p text:style-name="Standard">character.equip_weapon(sword)</text:p>
      <text:p text:style-name="Standard"/>
      <text:p text:style-name="Standard"># Use special items</text:p>
      <text:p text:style-name="Standard">character.use_special_item(health_potion) <text:s/># Elena restores 50 health.</text:p>
      <text:p text:style-name="Standard">character.use_special_item(mana_potion) <text:s/># Elena restores 30 mana.</text:p>
      <text:p text:style-name="Standard">character.use_special_item(health_potion) <text:s/># Elena does not possess Health Potion.</text:p>
      <text:p text:style-name="Standard"/>
      <text:p text:style-name="Standard"># Attack an enemy with the equipped weapon</text:p>
      <text:p text:style-name="Standard">enemy = Character("Goblin", max_health=50, max_mana=0)</text:p>
      <text:p text:style-name="Standard">sword.attack(enemy) <text:s/># Goblin is hit by Sword for 30 damage!</text:p>
      <text:p text:style-name="Standard"/>
      <text:p text:style-name="Standard"><text:soft-page-break/># Display character status</text:p>
      <text:p text:style-name="Standard">print(f"{character.name}: Health - {character.current_health}/{character.max_health}, "</text:p>
      <text:p text:style-name="Standard"><text:s text:c="6"/>f"Mana - {character.current_mana}/{character.max_mana}")</text:p>
      <text:p text:style-name="Standard">print(f"{enemy.name}: Health – {enemy.current_health}/{enemy.max_health}")</text:p>
      <text:p text:style-name="Standard"/>
      <text:p text:style-name="Standard">import random</text:p>
      <text:p text:style-name="Standard"/>
      <text:p text:style-name="Standard">class Character:</text:p>
      <text:p text:style-name="Standard"><text:s text:c="4"/># ... previous code ...</text:p>
      <text:p text:style-name="Standard"/>
      <text:p text:style-name="Standard"/>
      <text:p text:style-name="Standard">class Enemy(Character):</text:p>
      <text:p text:style-name="Standard"><text:s text:c="4"/>def __init__(self, name, max_health, damage_range):</text:p>
      <text:p text:style-name="Standard"><text:s text:c="8"/>super().__init__(name, max_health, 0)</text:p>
      <text:p text:style-name="Standard"><text:s text:c="8"/>self.damage_range = damage_range</text:p>
      <text:p text:style-name="Standard"/>
      <text:p text:style-name="Standard"><text:s text:c="4"/>def attack(self, target):</text:p>
      <text:p text:style-name="Standard"><text:s text:c="8"/>damage = random.randint(*self.damage_range)</text:p>
      <text:p text:style-name="Standard"><text:s text:c="8"/>print(f"{self.name} attacks {target.name} for {damage} damage!")</text:p>
      <text:p text:style-name="Standard"><text:s text:c="8"/>target.take_damage(damage)</text:p>
      <text:p text:style-name="Standard"/>
      <text:p text:style-name="Standard"/>
      <text:p text:style-name="Standard"># ... previous code ...</text:p>
      <text:p text:style-name="Standard"/>
      <text:p text:style-name="Standard"># Attack an enemy with the equipped weapon</text:p>
      <text:p text:style-name="Standard">enemy = Enemy("Goblin", max_health=50, damage_range=(10, 20))</text:p>
      <text:p text:style-name="Standard">sword.attack(enemy) <text:s/># Goblin is hit by Sword for 30 damage!</text:p>
      <text:p text:style-name="Standard"/>
      <text:p text:style-name="Standard"># Enemy attacks the character</text:p>
      <text:p text:style-name="Standard">enemy.attack(character) <text:s/># Elena takes 15 damage.</text:p>
      <text:p text:style-name="Standard"/>
      <text:p text:style-name="Standard"># Display character and enemy status</text:p>
      <text:p text:style-name="Standard">print(f"{character.name}: Health - {character.current_health}/{character.max_health}, "</text:p>
      <text:p text:style-name="Standard"><text:s text:c="6"/>f"Mana - {character.current_mana}/{character.max_mana}")</text:p>
      <text:p text:style-name="Standard">print(f"{enemy.name}: Health – {enemy.current_health}/{enemy.max_health}")</text:p>
      <text:p text:style-name="Standard"/>
      <text:p text:style-name="Standard">class Room:</text:p>
      <text:p text:style-name="Standard"><text:s text:c="4"/>def __init__(self, name, description):</text:p>
      <text:p text:style-name="Standard"><text:s text:c="8"/>self.name = name</text:p>
      <text:p text:style-name="Standard"><text:s text:c="8"/>self.description = description</text:p>
      <text:p text:style-name="Standard"><text:s text:c="8"/>self.exits = {}</text:p>
      <text:p text:style-name="Standard"/>
      <text:p text:style-name="Standard"><text:s text:c="4"/>def add_exit(self, direction, room):</text:p>
      <text:p text:style-name="Standard"><text:s text:c="8"/>self.exits[direction] = room</text:p>
      <text:p text:style-name="Standard"/>
      <text:p text:style-name="Standard"><text:s text:c="4"/>def get_exit(self, direction):</text:p>
      <text:p text:style-name="Standard"><text:s text:c="8"/>return self.exits.get(direction)</text:p>
      <text:p text:style-name="Standard"/>
      <text:p text:style-name="Standard"/>
      <text:p text:style-name="Standard"><text:soft-page-break/># Create rooms</text:p>
      <text:p text:style-name="Standard">start_room = Room("Start Room", "You find yourself in a small, dimly lit room.")</text:p>
      <text:p text:style-name="Standard">cave_room = Room("Cave Room", "You enter a vast cave with stalactites hanging from the ceiling.")</text:p>
      <text:p text:style-name="Standard">forest_room = Room("Forest Room", "You emerge into a dense forest with towering trees.")</text:p>
      <text:p text:style-name="Standard"/>
      <text:p text:style-name="Standard"># Connect rooms</text:p>
      <text:p text:style-name="Standard">start_room.add_exit("north", cave_room)</text:p>
      <text:p text:style-name="Standard">cave_room.add_exit("south", start_room)</text:p>
      <text:p text:style-name="Standard">cave_room.add_exit("east", forest_room)</text:p>
      <text:p text:style-name="Standard">forest_room.add_exit("west", cave_room)</text:p>
      <text:p text:style-name="Standard"/>
      <text:p text:style-name="Standard"># Player starts in the start_room</text:p>
      <text:p text:style-name="Standard">current_room = start_room</text:p>
      <text:p text:style-name="Standard"/>
      <text:p text:style-name="Standard"># Game loop</text:p>
      <text:p text:style-name="Standard">while True:</text:p>
      <text:p text:style-name="Standard"><text:s text:c="4"/># Display current room information</text:p>
      <text:p text:style-name="Standard"><text:s text:c="4"/>print("===", current_room.name, "===")</text:p>
      <text:p text:style-name="Standard"><text:s text:c="4"/>print(current_room.description)</text:p>
      <text:p text:style-name="Standard"/>
      <text:p text:style-name="Standard"><text:s text:c="4"/># Prompt user for next action</text:p>
      <text:p text:style-name="Standard"><text:s text:c="4"/>direction = input("Choose a direction to move (north/south/east/west): ")</text:p>
      <text:p text:style-name="Standard"/>
      <text:p text:style-name="Standard"><text:s text:c="4"/># Handle user input</text:p>
      <text:p text:style-name="Standard"><text:s text:c="4"/>next_room = current_room.get_exit(direction)</text:p>
      <text:p text:style-name="Standard"><text:s text:c="4"/>if next_room:</text:p>
      <text:p text:style-name="Standard"><text:s text:c="8"/>current_room = next_room</text:p>
      <text:p text:style-name="Standard"><text:s text:c="8"/>print("You move to the next room.")</text:p>
      <text:p text:style-name="Standard"><text:s text:c="4"/>else:</text:p>
      <text:p text:style-name="Standard"><text:s text:c="8"/>print("You cannot go in that direction.")</text:p>
      <text:p text:style-name="Standard">class Mission:</text:p>
      <text:p text:style-name="Standard"><text:s text:c="4"/>def __init__(self, name, description, rewards):</text:p>
      <text:p text:style-name="Standard"><text:s text:c="8"/>self.name = name</text:p>
      <text:p text:style-name="Standard"><text:s text:c="8"/>self.description = description</text:p>
      <text:p text:style-name="Standard"><text:s text:c="8"/>self.rewards = rewards</text:p>
      <text:p text:style-name="Standard"/>
      <text:p text:style-name="Standard"><text:s text:c="4"/>def complete(self, character):</text:p>
      <text:p text:style-name="Standard"><text:s text:c="8"/>pass</text:p>
      <text:p text:style-name="Standard"/>
      <text:p text:style-name="Standard"/>
      <text:p text:style-name="Standard">class Character:</text:p>
      <text:p text:style-name="Standard"><text:s text:c="4"/>def __init__(self, name, max_health, max_mana):</text:p>
      <text:p text:style-name="Standard"><text:s text:c="8"/>self.name = name</text:p>
      <text:p text:style-name="Standard"><text:s text:c="8"/>self.max_health = max_health</text:p>
      <text:p text:style-name="Standard"><text:s text:c="8"/>self.current_health = max_health</text:p>
      <text:p text:style-name="Standard"><text:s text:c="8"/>self.max_mana = max_mana</text:p>
      <text:p text:style-name="Standard"><text:s text:c="8"/>self.current_mana = max_mana</text:p>
      <text:p text:style-name="Standard"><text:s text:c="8"/>self.weapon = None</text:p>
      <text:p text:style-name="Standard"><text:s text:c="8"/>self.special_items = []</text:p>
      <text:p text:style-name="Standard"><text:soft-page-break/><text:s text:c="8"/>self.missions = []</text:p>
      <text:p text:style-name="Standard"/>
      <text:p text:style-name="Standard"><text:s text:c="4"/># ... previous code ...</text:p>
      <text:p text:style-name="Standard"/>
      <text:p text:style-name="Standard"><text:s text:c="4"/>def add_mission(self, mission):</text:p>
      <text:p text:style-name="Standard"><text:s text:c="8"/>self.missions.append(mission)</text:p>
      <text:p text:style-name="Standard"><text:s text:c="8"/>print(f"{self.name} receives a new mission: {mission.name}")</text:p>
      <text:p text:style-name="Standard"/>
      <text:p text:style-name="Standard"><text:s text:c="4"/>def complete_mission(self, mission):</text:p>
      <text:p text:style-name="Standard"><text:s text:c="8"/>if mission in self.missions:</text:p>
      <text:p text:style-name="Standard"><text:s text:c="12"/>mission.complete(self)</text:p>
      <text:p text:style-name="Standard"><text:s text:c="12"/>self.missions.remove(mission)</text:p>
      <text:p text:style-name="Standard"><text:s text:c="12"/>print(f"{self.name} completes the mission: {mission.name}")</text:p>
      <text:p text:style-name="Standard"><text:s text:c="8"/>else:</text:p>
      <text:p text:style-name="Standard"><text:s text:c="12"/>print(f"{self.name} does not have the mission: {mission.name}")</text:p>
      <text:p text:style-name="Standard"/>
      <text:p text:style-name="Standard"><text:s text:c="4"/>def display_missions(self):</text:p>
      <text:p text:style-name="Standard"><text:s text:c="8"/>if self.missions:</text:p>
      <text:p text:style-name="Standard"><text:s text:c="12"/>print(f"{self.name}'s Missions:")</text:p>
      <text:p text:style-name="Standard"><text:s text:c="12"/>for mission in self.missions:</text:p>
      <text:p text:style-name="Standard"><text:s text:c="16"/>print(f"- {mission.name}: {mission.description}")</text:p>
      <text:p text:style-name="Standard"><text:s text:c="8"/>else:</text:p>
      <text:p text:style-name="Standard"><text:s text:c="12"/>print(f"{self.name} has no missions.")</text:p>
      <text:p text:style-name="Standard"/>
      <text:p text:style-name="Standard"/>
      <text:p text:style-name="Standard">class DefeatEnemyMission(Mission):</text:p>
      <text:p text:style-name="Standard"><text:s text:c="4"/>def __init__(self, enemy_name, rewards):</text:p>
      <text:p text:style-name="Standard"><text:s text:c="8"/>description = f"Defeat {enemy_name}."</text:p>
      <text:p text:style-name="Standard"><text:s text:c="8"/>super().__init__("Defeat Enemy", description, rewards)</text:p>
      <text:p text:style-name="Standard"/>
      <text:p text:style-name="Standard"><text:s text:c="4"/>def complete(self, character):</text:p>
      <text:p text:style-name="Standard"><text:s text:c="8"/>character.restore_health(self.rewards.get("health", 0))</text:p>
      <text:p text:style-name="Standard"><text:s text:c="8"/>character.restore_mana(self.rewards.get("mana", 0))</text:p>
      <text:p text:style-name="Standard"><text:s text:c="8"/>print(f"{character.name} gains {self.rewards} as mission rewards.")</text:p>
      <text:p text:style-name="Standard"/>
      <text:p text:style-name="Standard"/>
      <text:p text:style-name="Standard"># ... previous code ...</text:p>
      <text:p text:style-name="Standard"/>
      <text:p text:style-name="Standard"># Create missions</text:p>
      <text:p text:style-name="Standard">mission1 = DefeatEnemyMission("Goblin", rewards={"health": 20, "mana": 10})</text:p>
      <text:p text:style-name="Standard">mission2 = DefeatEnemyMission("Dragon", rewards={"health": 50, "mana": 30})</text:p>
      <text:p text:style-name="Standard"/>
      <text:p text:style-name="Standard"># Add missions to character</text:p>
      <text:p text:style-name="Standard">character.add_mission(mission1)</text:p>
      <text:p text:style-name="Standard">character.add_mission(mission2)</text:p>
      <text:p text:style-name="Standard"/>
      <text:p text:style-name="Standard"># Display character's missions</text:p>
      <text:p text:style-name="Standard">character.display_missions()</text:p>
      <text:p text:style-name="Standard"/>
      <text:p text:style-name="Standard"><text:soft-page-break/># Complete a mission</text:p>
      <text:p text:style-name="Standard">character.complete_mission(mission1)</text:p>
      <text:p text:style-name="Standard"/>
      <text:p text:style-name="Standard"># Display updated missions</text:p>
      <text:p text:style-name="Standard">character.display_missions()</text:p>
      <text:p text:style-name="Standard"/>
      <text:p text:style-name="Standard">class Character:</text:p>
      <text:p text:style-name="Standard"><text:s text:c="4"/>def __init__(self, name, max_health, max_mana):</text:p>
      <text:p text:style-name="Standard"><text:s text:c="8"/>self.name = name</text:p>
      <text:p text:style-name="Standard"><text:s text:c="8"/>self.max_health = max_health</text:p>
      <text:p text:style-name="Standard"><text:s text:c="8"/>self.current_health = max_health</text:p>
      <text:p text:style-name="Standard"><text:s text:c="8"/>self.max_mana = max_mana</text:p>
      <text:p text:style-name="Standard"><text:s text:c="8"/>self.current_mana = max_mana</text:p>
      <text:p text:style-name="Standard"><text:s text:c="8"/>self.weapon = None</text:p>
      <text:p text:style-name="Standard"><text:s text:c="8"/>self.special_items = []</text:p>
      <text:p text:style-name="Standard"><text:s text:c="8"/>self.missions = []</text:p>
      <text:p text:style-name="Standard"/>
      <text:p text:style-name="Standard"><text:s text:c="4"/>def respawn(self):</text:p>
      <text:p text:style-name="Standard"><text:s text:c="8"/>self.current_health = self.max_health</text:p>
      <text:p text:style-name="Standard"><text:s text:c="8"/>self.current_mana = self.max_mana</text:p>
      <text:p text:style-name="Standard"><text:s text:c="8"/>print(f"{self.name} respawns with full health and mana.")</text:p>
      <text:p text:style-name="Standard"/>
      <text:p text:style-name="Standard"><text:s text:c="4"/>def take_damage(self, damage):</text:p>
      <text:p text:style-name="Standard"><text:s text:c="8"/>self.current_health -= damage</text:p>
      <text:p text:style-name="Standard"><text:s text:c="8"/>print(f"{self.name} takes {damage} damage.")</text:p>
      <text:p text:style-name="Standard"><text:s text:c="8"/>if self.current_health &lt;= 0:</text:p>
      <text:p text:style-name="Standard"><text:s text:c="12"/>self.current_health = 0</text:p>
      <text:p text:style-name="Standard"><text:s text:c="12"/>print(f"{self.name} has been defeated!")</text:p>
      <text:p text:style-name="Standard"><text:s text:c="12"/>self.respawn()</text:p>
      <text:p text:style-name="Standard"/>
      <text:p text:style-name="Standard"><text:s text:c="4"/># ... other methods ...</text:p>
      <text:p text:style-name="Standard"/>
      <text:p text:style-name="Standard"/>
      <text:p text:style-name="Standard"># ... other code ...</text:p>
      <text:p text:style-name="Standard"/>
      <text:p text:style-name="Standard"># Create a character</text:p>
      <text:p text:style-name="Standard">character = Character("Elena", max_health=100, max_mana=100)</text:p>
      <text:p text:style-name="Standard"/>
      <text:p text:style-name="Standard"># Take damage and respawn</text:p>
      <text:p text:style-name="Standard">character.take_damage(150) <text:s/># Elena takes 150 damage. Elena has been defeated! Elena respawns with full health and mana.</text:p>
      <text:p text:style-name="Standard"/>
      <text:p text:style-name="Standard"/>
      <text:p text:style-name="Standard"/>
      <text:p text:style-name="Standard"/>
      <text:p text:style-name="Standard"/>
      <text:p text:style-name="Standard"/>
      <text:p text:style-name="Standard"/>
      <text:p text:style-name="Standard"/>
      <text:p text:style-name="P7"><text:soft-page-break/><text:line-break/>To put all the components together into a cohesive Python program, you can follow these steps:</text:p>
      <text:list text:style-name="L2">
        <text:list-item>
          <text:p text:style-name="P8">Start by organizing your code into separate modules or classes based on their functionality. For example, you can have modules for characters, missions, items, rooms, and the main game logic.</text:p>
        </text:list-item>
        <text:list-item>
          <text:p text:style-name="P8">Create a main script that serves as the entry point for your game. This script will import the necessary modules and coordinate the overall flow of the game.</text:p>
        </text:list-item>
        <text:list-item>
          <text:p text:style-name="P8">Define the necessary functions or classes in each module to implement the desired functionality. For example, you can have functions for character customization, mission creation, room creation, item handling, combat mechanics, and so on.</text:p>
        </text:list-item>
        <text:list-item>
          <text:p text:style-name="P8">Implement the game loop in the main script, which will control the overall flow of the game. This loop will repeatedly prompt the player for input, update the game state, and display relevant information.</text:p>
        </text:list-item>
        <text:list-item>
          <text:p text:style-name="P8">Connect different modules and components together by passing data and invoking the appropriate methods or functions. For example, you can create instances of characters, missions, and rooms, and connect them accordingly. Characters can take missions, interact with items, move between rooms, and engage in combat.</text:p>
        </text:list-item>
        <text:list-item>
          <text:p text:style-name="P8">Handle user input and provide appropriate responses based on the current state of the game. This includes handling commands, displaying information, updating character stats, resolving missions, managing inventory, and controlling the game flow.</text:p>
        </text:list-item>
        <text:list-item>
          <text:p text:style-name="P8">Test your program by playing through different scenarios, verifying that the interactions and mechanics work as intended. Debug and refine your code as needed.</text:p>
        </text:list-item>
      </text:list>
      <text:p text:style-name="P7">Here's a simplified example of how the main script could look like:</text:p>
      <text:p text:style-name="P4">pythonCopy code</text:p>
      <text:p text:style-name="P3"><text:span text:style-name="Source_20_Text"><text:span text:style-name="T1">from character import Character</text:span></text:span></text:p>
      <text:p text:style-name="P3"><text:span text:style-name="Source_20_Text"><text:span text:style-name="T1">from mission import DefeatEnemyMission</text:span></text:span></text:p>
      <text:p text:style-name="P3"><text:span text:style-name="Source_20_Text"><text:span text:style-name="T1">from room import Room</text:span></text:span></text:p>
      <text:p text:style-name="P3"/>
      <text:p text:style-name="P3"><text:span text:style-name="Source_20_Text"><text:span text:style-name="T1"># Create character, missions, and rooms</text:span></text:span></text:p>
      <text:p text:style-name="P3"><text:span text:style-name="Source_20_Text"><text:span text:style-name="T1">character = Character("Elena", max_health=100, max_mana=100)</text:span></text:span></text:p>
      <text:p text:style-name="P3"><text:span text:style-name="Source_20_Text"><text:span text:style-name="T1">mission = DefeatEnemyMission("Goblin", rewards={"health": 20, "mana": 10})</text:span></text:span></text:p>
      <text:p text:style-name="P3"><text:span text:style-name="Source_20_Text"><text:span text:style-name="T1">room = Room("Start Room", "You find yourself in a small, dimly lit room.")</text:span></text:span></text:p>
      <text:p text:style-name="P3"/>
      <text:p text:style-name="P3"><text:span text:style-name="Source_20_Text"><text:span text:style-name="T1"># Add mission to character</text:span></text:span></text:p>
      <text:p text:style-name="P3"><text:span text:style-name="Source_20_Text"><text:span text:style-name="T1">character.add_mission(mission)</text:span></text:span></text:p>
      <text:p text:style-name="P3"><text:soft-page-break/></text:p>
      <text:p text:style-name="P3"><text:span text:style-name="Source_20_Text"><text:span text:style-name="T1"># Game loop</text:span></text:span></text:p>
      <text:p text:style-name="P3"><text:span text:style-name="Source_20_Text"><text:span text:style-name="T1">while True:</text:span></text:span></text:p>
      <text:p text:style-name="P3"><text:span text:style-name="Source_20_Text"><text:span text:style-name="T1"><text:s text:c="4"/># Display current room information</text:span></text:span></text:p>
      <text:p text:style-name="P3"><text:span text:style-name="Source_20_Text"><text:span text:style-name="T1"><text:s text:c="4"/>print("===", room.name, "===")</text:span></text:span></text:p>
      <text:p text:style-name="P3"><text:span text:style-name="Source_20_Text"><text:span text:style-name="T1"><text:s text:c="4"/>print(room.description)</text:span></text:span></text:p>
      <text:p text:style-name="P3"/>
      <text:p text:style-name="P3"><text:span text:style-name="Source_20_Text"><text:span text:style-name="T1"><text:s text:c="4"/># Handle user input</text:span></text:span></text:p>
      <text:p text:style-name="P3"><text:span text:style-name="Source_20_Text"><text:span text:style-name="T1"><text:s text:c="4"/>command = input("Enter a command: ")</text:span></text:span></text:p>
      <text:p text:style-name="P3"/>
      <text:p text:style-name="P3"><text:span text:style-name="Source_20_Text"><text:span text:style-name="T1"><text:s text:c="4"/># Process commands and update game state accordingly</text:span></text:span></text:p>
      <text:p text:style-name="P3"/>
      <text:p text:style-name="P3"><text:span text:style-name="Source_20_Text"><text:span text:style-name="T1"><text:s text:c="4"/># ...</text:span></text:span></text:p>
      <text:p text:style-name="P3"/>
      <text:p text:style-name="P3"><text:span text:style-name="Source_20_Text"><text:span text:style-name="T1"><text:s text:c="4"/># End the game if the player chooses to exit</text:span></text:span></text:p>
      <text:p text:style-name="P3"><text:span text:style-name="Source_20_Text"><text:span text:style-name="T1"><text:s text:c="4"/>if command == "exit":</text:span></text:span></text:p>
      <text:p text:style-name="P2"><text:span text:style-name="Source_20_Text"><text:span text:style-name="T1"><text:s text:c="8"/>break</text:span></text:span></text:p>
      <text:p text:style-name="P7">This example shows the main script importing modules for the character, mission, and room. It creates instances of the character, mission, and room, and connects them as needed. The game loop prompts the player for input and processes commands based on the current state of the game.</text:p>
      <text:p text:style-name="P7">You will need to fill in the details for each module or class based on your specific game design and requirements. Organize your code in a way that makes it easy to manage and maintain, and consider using object-oriented principles to encapsulate functionality and improve code reusability.</text:p>
      <text:p text:style-name="P7">Remember to break down your game logic into smaller, manageable components and test each component individually before integrating them into the main program. This approach will help you identify and fix any issues or bugs more efficiently.</text:p>
      <text:p text:style-name="P6">Regenerate response</text:p>
      <text:p text:style-name="Standard"/>
      <text:p text:style-name="Standard"/>
      <text:p text:style-name="Standard">from character import Character</text:p>
      <text:p text:style-name="Standard">from mission import DefeatEnemyMission</text:p>
      <text:p text:style-name="Standard">from room import Room</text:p>
      <text:p text:style-name="Standard"/>
      <text:p text:style-name="Standard"># Create character, missions, and rooms</text:p>
      <text:p text:style-name="Standard">character = Character("Elena", max_health=100, max_mana=100)</text:p>
      <text:p text:style-name="Standard">mission = DefeatEnemyMission("Goblin", rewards={"health": 20, "mana": 10})</text:p>
      <text:p text:style-name="Standard">room = Room("Start Room", "You find yourself in a small, dimly lit room.")</text:p>
      <text:p text:style-name="Standard"/>
      <text:p text:style-name="Standard"># Add mission to character</text:p>
      <text:p text:style-name="Standard">character.add_mission(mission)</text:p>
      <text:p text:style-name="Standard"/>
      <text:p text:style-name="Standard"># Game loop</text:p>
      <text:p text:style-name="Standard"><text:soft-page-break/>while True:</text:p>
      <text:p text:style-name="Standard"><text:s text:c="4"/># Display current room information</text:p>
      <text:p text:style-name="Standard"><text:s text:c="4"/>print("===", room.name, "===")</text:p>
      <text:p text:style-name="Standard"><text:s text:c="4"/>print(room.description)</text:p>
      <text:p text:style-name="Standard"/>
      <text:p text:style-name="Standard"><text:s text:c="4"/># Handle user input</text:p>
      <text:p text:style-name="Standard"><text:s text:c="4"/>command = input("Enter a command: ")</text:p>
      <text:p text:style-name="Standard"/>
      <text:p text:style-name="Standard"><text:s text:c="4"/># Process commands and update game state accordingly</text:p>
      <text:p text:style-name="Standard"/>
      <text:p text:style-name="Standard"><text:s text:c="4"/># ...</text:p>
      <text:p text:style-name="Standard"/>
      <text:p text:style-name="Standard"><text:s text:c="4"/># End the game if the player chooses to exit</text:p>
      <text:p text:style-name="Standard"><text:s text:c="4"/>if command == "exit":</text:p>
      <text:p text:style-name="Standard"><text:s text:c="8"/>breakimport pygame</text:p>
      <text:p text:style-name="Standard"/>
      <text:p text:style-name="Standard"># Initialize Pygame</text:p>
      <text:p text:style-name="Standard">pygame.init()</text:p>
      <text:p text:style-name="Standard"/>
      <text:p text:style-name="Standard"/>
      <text:p text:style-name="Standard"># Load music and sound effect files</text:p>
      <text:p text:style-name="Standard">pygame.mixer.music.load("path/to/background_music.wav")</text:p>
      <text:p text:style-name="Standard">sound_effect = pygame.mixer.Sound("path/to/sound_effect.wav")</text:p>
      <text:p text:style-name="Standard"/>
      <text:p text:style-name="Standard"># Play background music</text:p>
      <text:p text:style-name="Standard">pygame.mixer.music.play(-1) <text:s/># -1 indicates continuous looping</text:p>
      <text:p text:style-name="Standard"/>
      <text:p text:style-name="Standard"># Play sound effect</text:p>
      <text:p text:style-name="Standard">sound_effect.play()</text:p>
      <text:p text:style-name="Standard"/>
      <text:p text:style-name="Standard"># Game loop</text:p>
      <text:p text:style-name="Standard">running = True</text:p>
      <text:p text:style-name="Standard">while running:</text:p>
      <text:p text:style-name="Standard"><text:s text:c="4"/># Game logic and other code here</text:p>
      <text:p text:style-name="Standard"/>
      <text:p text:style-name="Standard"><text:s text:c="4"/># Check for events, handle input, update game state, etc.</text:p>
      <text:p text:style-name="Standard"/>
      <text:p text:style-name="Standard"><text:s text:c="4"/># Quit the game if desired</text:p>
      <text:p text:style-name="Standard"><text:s text:c="4"/>for event in pygame.event.get():</text:p>
      <text:p text:style-name="Standard"><text:s text:c="8"/>if event.type == pygame.QUIT:</text:p>
      <text:p text:style-name="Standard"><text:s text:c="12"/>running = False</text:p>
      <text:p text:style-name="Standard"/>
      <text:p text:style-name="Standard"># Cleanup resources</text:p>
      <text:p text:style-name="Standard">pygame.mixer.music.stop()</text:p>
      <text:p text:style-name="Standard">pygame.quit()</text:p>
      <text:p text:style-name="Standard"/>
      <text:p text:style-name="Standard"/>
      <text:p text:style-name="P11"><text:soft-page-break/><text:line-break/>Certainly! Here's an example of an instruction manual for the adventure game we created:</text:p>
      <text:p text:style-name="Horizontal_20_Line"/>
      <text:h text:style-name="P1" text:outline-level="2">Adventure Game Instruction Manual</text:h>
      <text:p text:style-name="P11">Welcome to the Adventure Game!</text:p>
      <text:list text:style-name="L3">
        <text:list-item>
          <text:p text:style-name="P13">Game Overview:</text:p>
          <text:list>
            <text:list-item>
              <text:p text:style-name="P12">The Adventure Game is a 3D text-based adventure where you can explore a virtual world, complete missions, interact with characters, and more.</text:p>
            </text:list-item>
            <text:list-item>
              <text:p text:style-name="P12">Your goal is to navigate through the game world, solve puzzles, defeat enemies, and accomplish various missions.</text:p>
            </text:list-item>
          </text:list>
        </text:list-item>
        <text:list-item>
          <text:p text:style-name="P13">Character Creation:</text:p>
          <text:list>
            <text:list-item>
              <text:p text:style-name="P12">At the start of the game, you can customize your character. Choose your character's name, gender, body type, hair color, eye color, and clothing.</text:p>
            </text:list-item>
            <text:list-item>
              <text:p text:style-name="P12">You can also select your character's abilities and starting stats, which will affect your gameplay experience.</text:p>
            </text:list-item>
          </text:list>
        </text:list-item>
        <text:list-item>
          <text:p text:style-name="P13">Game Controls:</text:p>
          <text:list>
            <text:list-item>
              <text:p text:style-name="P12">Use the keyboard to navigate and interact with the game:</text:p>
              <text:list>
                <text:list-item>
                  <text:p text:style-name="P12">Movement: Use arrow keys or 'W', 'A', 'S', 'D' keys to move your character in different directions.</text:p>
                </text:list-item>
                <text:list-item>
                  <text:p text:style-name="P12">Interactions: Press 'E' to interact with objects, characters, and items.</text:p>
                </text:list-item>
                <text:list-item>
                  <text:p text:style-name="P12">Inventory: Press 'I' to open your inventory and manage your items.</text:p>
                </text:list-item>
                <text:list-item>
                  <text:p text:style-name="P12">Game Menu: Press 'M' to access the game menu and view your character's stats, missions, and settings.</text:p>
                </text:list-item>
                <text:list-item>
                  <text:p text:style-name="P12">Save/Load: Use the 'S' and 'L' keys to save and load your game progress.</text:p>
                </text:list-item>
              </text:list>
            </text:list-item>
          </text:list>
        </text:list-item>
        <text:list-item>
          <text:p text:style-name="P13">Gameplay Elements:</text:p>
          <text:list>
            <text:list-item>
              <text:p text:style-name="P12">Missions: Complete missions by interacting with characters, solving puzzles, or defeating enemies. View your active missions in the game menu and track your progress.</text:p>
            </text:list-item>
            <text:list-item>
              <text:p text:style-name="P12">Items: Collect items throughout the game world. Some items are necessary to progress, while others provide bonuses or aid in combat.</text:p>
            </text:list-item>
            <text:list-item>
              <text:p text:style-name="P12">Combat: Engage in combat with enemies you encounter. Use weapons, magic, and special abilities to defeat them. Be mindful of your character's health and mana.</text:p>
            </text:list-item>
            <text:list-item>
              <text:p text:style-name="P12">Exploration: Explore different rooms, areas, and environments to discover new characters, items, and secrets. Be observant and interact with your surroundings.</text:p>
            </text:list-item>
          </text:list>
        </text:list-item>
        <text:list-item>
          <text:p text:style-name="P13">Saving and Loading:</text:p>
          <text:list>
            <text:list-item>
              <text:p text:style-name="P12"><text:soft-page-break/>You can save your game progress at any time by pressing the 'S' key. This allows you to resume from where you left off.</text:p>
            </text:list-item>
            <text:list-item>
              <text:p text:style-name="P12">To load a saved game, press the 'L' key and select the desired saved game from the list.</text:p>
            </text:list-item>
          </text:list>
        </text:list-item>
        <text:list-item>
          <text:p text:style-name="P13">Game Over and Respawn:</text:p>
          <text:list>
            <text:list-item>
              <text:p text:style-name="P12">If your character's health reaches zero during combat or due to other circumstances, you will be considered defeated.</text:p>
            </text:list-item>
            <text:list-item>
              <text:p text:style-name="P12">However, in the Adventure Game, defeat does not mean the end. Your character will respawn at a designated location, and you can continue your adventure.</text:p>
            </text:list-item>
          </text:list>
        </text:list-item>
        <text:list-item>
          <text:p text:style-name="P13">Troubleshooting and Support:</text:p>
          <text:list>
            <text:list-item>
              <text:p text:style-name="P13">If you encounter any issues or have questions about the game, please refer to the game's support documentation or contact our support team.</text:p>
            </text:list-item>
          </text:list>
        </text:list-item>
      </text:list>
      <text:p text:style-name="P11">Enjoy your adventure in the game world and have fu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12:01:11.388000000</meta:creation-date>
    <dc:date>2023-06-08T15:36:37.461000000</dc:date>
    <meta:editing-duration>PT3H35M25S</meta:editing-duration>
    <meta:editing-cycles>3</meta:editing-cycles>
    <meta:generator>LibreOffice/7.5.3.2$Windows_X86_64 LibreOffice_project/9f56dff12ba03b9acd7730a5a481eea045e468f3</meta:generator>
    <meta:document-statistic meta:table-count="0" meta:image-count="0" meta:object-count="0" meta:page-count="20" meta:paragraph-count="615" meta:word-count="3039" meta:character-count="26995" meta:non-whitespace-character-count="22178"/>
  </office:meta>
</office:document-meta>
</file>